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ac0de"/>
    </style:style>
    <style:style style:name="P2" style:family="paragraph" style:parent-style-name="Standard">
      <style:paragraph-properties fo:text-align="center" style:justify-single-word="false"/>
      <style:text-properties fo:font-size="18pt" officeooo:rsid="0016c7f1" officeooo:paragraph-rsid="0016c7f1" style:font-size-asian="18pt" style:font-size-complex="18pt"/>
    </style:style>
    <style:style style:name="P3" style:family="paragraph" style:parent-style-name="Standard">
      <style:paragraph-properties fo:line-height="200%" fo:text-align="start" style:justify-single-word="false"/>
      <style:text-properties fo:font-size="18pt" officeooo:rsid="0016c7f1" officeooo:paragraph-rsid="0016c7f1" style:font-size-asian="18pt" style:font-size-complex="18pt"/>
    </style:style>
    <style:style style:name="P4" style:family="paragraph" style:parent-style-name="Standard">
      <style:paragraph-properties fo:line-height="200%" fo:text-align="start" style:justify-single-word="false"/>
      <style:text-properties fo:font-size="18pt" officeooo:rsid="0016c7f1" officeooo:paragraph-rsid="004640a3" style:font-size-asian="18pt" style:font-size-complex="18pt"/>
    </style:style>
    <style:style style:name="P5" style:family="paragraph" style:parent-style-name="Standard">
      <style:paragraph-properties fo:line-height="200%" fo:text-align="start" style:justify-single-word="false"/>
      <style:text-properties fo:font-size="18pt" officeooo:rsid="003966af" officeooo:paragraph-rsid="003966af" style:font-size-asian="18pt" style:font-size-complex="18pt"/>
    </style:style>
    <style:style style:name="P6" style:family="paragraph" style:parent-style-name="Standard">
      <style:paragraph-properties fo:text-align="center" style:justify-single-word="false"/>
      <style:text-properties fo:font-size="28pt" officeooo:rsid="0016c7f1" officeooo:paragraph-rsid="0016c7f1" style:font-size-asian="28pt" style:font-size-complex="28pt"/>
    </style:style>
    <style:style style:name="P7" style:family="paragraph" style:parent-style-name="Standard">
      <style:paragraph-properties fo:text-align="center" style:justify-single-word="false"/>
      <style:text-properties fo:font-size="32pt" fo:font-weight="bold" officeooo:rsid="0037a6be" officeooo:paragraph-rsid="0037a6be" style:font-size-asian="32pt" style:font-weight-asian="bold" style:font-size-complex="32pt" style:font-weight-complex="bold"/>
    </style:style>
    <style:style style:name="P8" style:family="paragraph" style:parent-style-name="Standard">
      <style:paragraph-properties fo:line-height="200%" fo:text-align="start" style:justify-single-word="false" fo:break-before="page"/>
      <style:text-properties fo:font-size="18pt" fo:font-weight="bold" officeooo:rsid="003966af" officeooo:paragraph-rsid="003966af" style:font-size-asian="18pt" style:font-weight-asian="bold" style:font-size-complex="18pt" style:font-weight-complex="bold"/>
    </style:style>
    <style:style style:name="P9" style:family="paragraph" style:parent-style-name="Standard" style:master-page-name="First_20_Page">
      <style:paragraph-properties fo:text-align="center" style:justify-single-word="false" style:page-number="auto"/>
      <style:text-properties fo:font-size="18pt" officeooo:rsid="0016c7f1" officeooo:paragraph-rsid="0016c7f1" style:font-size-asian="18pt" style:font-size-complex="18pt"/>
    </style:style>
    <style:style style:name="P10" style:family="paragraph" style:parent-style-name="Standard">
      <style:paragraph-properties fo:line-height="200%" fo:text-align="start" style:justify-single-word="false"/>
      <style:text-properties fo:font-size="12pt" fo:font-weight="normal" officeooo:rsid="003f3f10" officeooo:paragraph-rsid="0016c7f1" style:font-size-asian="12pt" style:font-weight-asian="normal" style:font-size-complex="12pt" style:font-weight-complex="normal"/>
    </style:style>
    <style:style style:name="P11" style:family="paragraph" style:parent-style-name="Standard">
      <style:paragraph-properties fo:line-height="200%" fo:text-align="start" style:justify-single-word="false"/>
      <style:text-properties fo:font-size="12pt" fo:font-weight="normal" officeooo:rsid="003966af" officeooo:paragraph-rsid="0016c7f1" style:font-size-asian="12pt" style:font-weight-asian="normal" style:font-size-complex="12pt" style:font-weight-complex="normal"/>
    </style:style>
    <style:style style:name="P12" style:family="paragraph" style:parent-style-name="Standard">
      <style:paragraph-properties fo:line-height="200%" fo:text-align="start" style:justify-single-word="false"/>
      <style:text-properties fo:font-size="12pt" fo:font-weight="bold" officeooo:rsid="003966af" officeooo:paragraph-rsid="003966af" style:font-size-asian="12pt" style:font-weight-asian="bold"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c025e" style:font-size-asian="12pt" style:font-weight-asian="normal" style:font-size-complex="12pt" style:font-weight-complex="normal"/>
    </style:style>
    <style:style style:name="T3" style:family="text">
      <style:text-properties fo:font-size="12pt" fo:font-weight="normal" officeooo:rsid="003966af" style:font-size-asian="12pt" style:font-weight-asian="normal" style:font-size-complex="12pt" style:font-weight-complex="normal"/>
    </style:style>
    <style:style style:name="T4" style:family="text">
      <style:text-properties fo:font-size="12pt" fo:font-weight="normal" officeooo:rsid="003b8c44" style:font-size-asian="12pt" style:font-weight-asian="normal" style:font-size-complex="12pt" style:font-weight-complex="normal"/>
    </style:style>
    <style:style style:name="T5" style:family="text">
      <style:text-properties fo:font-size="12pt" fo:font-weight="normal" officeooo:rsid="003c3717" style:font-size-asian="12pt" style:font-weight-asian="normal" style:font-size-complex="12pt" style:font-weight-complex="normal"/>
    </style:style>
    <style:style style:name="T6" style:family="text">
      <style:text-properties fo:font-size="12pt" fo:font-weight="normal" officeooo:rsid="003d8e4f" style:font-size-asian="12pt" style:font-weight-asian="normal" style:font-size-complex="12pt" style:font-weight-complex="normal"/>
    </style:style>
    <style:style style:name="T7" style:family="text">
      <style:text-properties fo:font-size="12pt" fo:font-weight="normal" officeooo:rsid="003f3f10" style:font-size-asian="12pt" style:font-weight-asian="normal" style:font-size-complex="12pt" style:font-weight-complex="normal"/>
    </style:style>
    <style:style style:name="T8" style:family="text">
      <style:text-properties fo:font-size="12pt" fo:font-weight="normal" officeooo:rsid="00412726" style:font-size-asian="12pt" style:font-weight-asian="normal" style:font-size-complex="12pt" style:font-weight-complex="normal"/>
    </style:style>
    <style:style style:name="T9" style:family="text">
      <style:text-properties fo:font-size="12pt" fo:font-weight="normal" officeooo:rsid="004220eb" style:font-size-asian="12pt" style:font-weight-asian="normal" style:font-size-complex="12pt" style:font-weight-complex="normal"/>
    </style:style>
    <style:style style:name="T10" style:family="text">
      <style:text-properties fo:font-size="12pt" fo:font-weight="normal" officeooo:rsid="00444799" style:font-size-asian="12pt" style:font-weight-asian="normal" style:font-size-complex="12pt" style:font-weight-complex="normal"/>
    </style:style>
    <style:style style:name="T11" style:family="text">
      <style:text-properties fo:font-size="12pt" fo:font-weight="normal" officeooo:rsid="004640a3" style:font-size-asian="12pt" style:font-weight-asian="normal" style:font-size-complex="12pt" style:font-weight-complex="normal"/>
    </style:style>
    <style:style style:name="T12" style:family="text">
      <style:text-properties fo:font-size="12pt" fo:font-weight="normal" officeooo:rsid="0046ad43" style:font-size-asian="12pt" style:font-weight-asian="normal" style:font-size-complex="12pt" style:font-weight-complex="normal"/>
    </style:style>
    <style:style style:name="T13" style:family="text">
      <style:text-properties fo:font-size="12pt" fo:font-weight="normal" officeooo:rsid="0046d434" style:font-size-asian="12pt" style:font-weight-asian="normal" style:font-size-complex="12pt" style:font-weight-complex="normal"/>
    </style:style>
    <style:style style:name="T14" style:family="text">
      <style:text-properties fo:font-size="12pt" fo:font-weight="normal" officeooo:rsid="00481509" style:font-size-asian="12pt" style:font-weight-asian="normal" style:font-size-complex="12pt" style:font-weight-complex="normal"/>
    </style:style>
    <style:style style:name="T15" style:family="text">
      <style:text-properties fo:font-size="12pt" fo:font-weight="normal" officeooo:rsid="00498ff8" style:font-size-asian="12pt" style:font-weight-asian="normal" style:font-size-complex="12pt" style:font-weight-complex="normal"/>
    </style:style>
    <style:style style:name="T16" style:family="text">
      <style:text-properties fo:font-size="12pt" fo:font-weight="normal" officeooo:rsid="004a6391" style:font-size-asian="12pt" style:font-weight-asian="normal" style:font-size-complex="12pt" style:font-weight-complex="normal"/>
    </style:style>
    <style:style style:name="T17" style:family="text">
      <style:text-properties fo:font-size="12pt" fo:font-weight="normal" officeooo:rsid="004c0829" style:font-size-asian="12pt" style:font-weight-asian="normal" style:font-size-complex="12pt" style:font-weight-complex="normal"/>
    </style:style>
    <style:style style:name="T18" style:family="text">
      <style:text-properties fo:font-size="12pt" fo:font-weight="normal" officeooo:rsid="004d3a33" style:font-size-asian="12pt" style:font-weight-asian="normal" style:font-size-complex="12pt" style:font-weight-complex="normal"/>
    </style:style>
    <style:style style:name="T19" style:family="text">
      <style:text-properties fo:font-size="12pt" fo:font-weight="normal" officeooo:rsid="004e9a9e" style:font-size-asian="12pt" style:font-weight-asian="normal" style:font-size-complex="12pt" style:font-weight-complex="normal"/>
    </style:style>
    <style:style style:name="T20" style:family="text">
      <style:text-properties fo:font-size="12pt" fo:font-weight="normal" officeooo:rsid="004ec96c" style:font-size-asian="12pt" style:font-weight-asian="normal" style:font-size-complex="12pt" style:font-weight-complex="normal"/>
    </style:style>
    <style:style style:name="T21" style:family="text">
      <style:text-properties fo:font-size="12pt" fo:font-weight="normal" officeooo:rsid="00518ea2" style:font-size-asian="12pt" style:font-weight-asian="normal" style:font-size-complex="12pt" style:font-weight-complex="normal"/>
    </style:style>
    <style:style style:name="T22" style:family="text">
      <style:text-properties fo:font-size="12pt" fo:font-weight="normal" officeooo:rsid="00522cda"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2c025e"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rogramming Assignment 1: </text:p>
      <text:p text:style-name="P7">Design Doc</text:p>
      <text:p text:style-name="P2"/>
      <text:p text:style-name="P2"/>
      <text:p text:style-name="P2"/>
      <text:p text:style-name="P2"/>
      <text:p text:style-name="P2"/>
      <text:p text:style-name="P2"/>
      <text:p text:style-name="P2"/>
      <text:p text:style-name="P2"/>
      <text:p text:style-name="P2"/>
      <text:p text:style-name="P2"/>
      <text:p text:style-name="P2">Brandon Dotson</text:p>
      <text:p text:style-name="P2">CS 550-01</text:p>
      <text:p text:style-name="P2">9/30/2017</text:p>
      <text:p text:style-name="P8"><text:span text:style-name="T24">D</text:span><text:span text:style-name="T23">esign Overview</text:span></text:p>
      <text:p text:style-name="P3"><text:span text:style-name="T2"><text:tab/></text:span><text:span text:style-name="T3">While working on Programming Assignment 1, my project went through two separate iterations. The </text:span><text:span text:style-name="T4">original version of the project was going to function with sockets. Using these sockets, the plan was to combine the server and peer code into one file and have loops, dependent on the kind of process in use. For example, if the process were used as a server, an endless loop would run as the server took care of its duties. </text:span><text:span text:style-name="T19">Meanwhile</text:span><text:span text:style-name="T4">, the peer version of this process would act as a read-eval-print loop (REPL). At the beginning of the loop, the user would be prompted to enter a command. Once a command and </text:span><text:span text:style-name="T19">any</text:span><text:span text:style-name="T4"> other parameters were entered, the program would process and print out the results. As multiple versions of this process ran their loops, they would have to interact with the others. This is where difficulties arose, as any protocols for communicating had to be thought of and coded from scratch. The socket code was also implemented in C while my program would mostly rely on C++. This meant there were many parts of the code that needed to be converted from C code to C++ code to work correctly. </text:span><text:span text:style-name="T7">Also, the peer-to-peer communication, arguably the most important aspect of the file sharing program, did not work. </text:span><text:span text:style-name="T5">Ultimately, this caused too much trouble and cost me most of the time required for our project.</text:span></text:p>
      <text:p text:style-name="P3"><text:span text:style-name="T4"><text:tab/></text:span><text:span text:style-name="T5">Because we were given additional time to complete the project, I decided to abandon the originally iteration completely and start over. This time, I </text:span><text:span text:style-name="T6">decided to use a library that implemented remote procedure calls </text:span><text:span text:style-name="T7">called rpclib</text:span><text:span text:style-name="T6">. It was well documented and seemed like a better choice when compared to the socket approach. </text:span><text:span text:style-name="T7">The basic framework of the program would be the same with minor changes. For example, the nature of RPC meant the server would no longer require its own loop. In addition to this, I would no longer need to find ways of making the server and peers communicate, as this was already handled by the library. Finally, issues involving peer-to-peer communication were solved.</text:span></text:p>
      <text:p text:style-name="P10"><text:tab/></text:p>
      <text:p text:style-name="P3"><text:soft-page-break/><text:span text:style-name="T7"><text:tab/>This new version of my program was much simpler and easier to understand. When the process starts, it prompts the user with a choice between using it as a server and a peer. If the server option is chosen, </text:span><text:span text:style-name="T8">the process binds the peer user commands to the port and listens for any peers. It runs indefinitely if not stopped with the stop signal (via Linux) or a peer command. </text:span><text:span text:style-name="T9">Whenever it receives a remote procedure call from a peer, it executes whichever procedure is called and returns a result.</text:span></text:p>
      <text:p text:style-name="P4"><text:span text:style-name="T9"><text:tab/>The peer is a little more complex. When the peer option is chosen, a while loop begins where the user is repeated</text:span><text:span text:style-name="T19">ly</text:span><text:span text:style-name="T9"> prompted to enter a command. </text:span><text:span text:style-name="T10">When a command is received, the peer takes the string and converts it into a numerical equivalent. For example, “r” or “registry” are equivalent to the integer “1”. This integer is used with a switch statement to determine which procedure to call. <text:s/></text:span><text:span text:style-name="T11">In the case of the command “obtain”, the matching case must break out of the switch statement in order to connect to the required peer. </text:span></text:p>
      <text:p text:style-name="P4"><text:span text:style-name="T11"><text:tab/>Upon creation, each of the peers spawn a thread which listens for a connection. If a connection is </text:span><text:span text:style-name="T20">established</text:span><text:span text:style-name="T11">, this thread is used to transfer the contents of text files, line by line, using for-loops </text:span><text:span text:style-name="T12">and a string vector. This vector is passed back </text:span><text:span text:style-name="T13">to the caller, who then copies the vector into a file.</text:span></text:p>
      <text:p text:style-name="P11"/>
      <text:p text:style-name="P12">Tradeoffs</text:p>
      <text:p text:style-name="P5"><text:span text:style-name="T1"><text:tab/></text:span><text:span text:style-name="T14">In order to restart the entire project, some planned features had to be removed. In order to keep the system simple, I decided to make peers with different directories rather than have peers from entirely different machines. Error handling was also left out also. This means it is possible to “download” a file that is not actually present. Another problem is the ability to add the same files to the index many times with each taking up a new slot. These kinds of cases are not handled </text:span><text:span text:style-name="T17">well</text:span><text:span text:style-name="T14">. </text:span><text:span text:style-name="T21">A few other issues like disfunctional commands (close and quit) are present.</text:span><text:span text:style-name="T14"> </text:span><text:span text:style-name="T18">The good aspect of starting over was that I was able to implement a much cleaner approach for the file sharing system. The rpclib library made adding features quick and easy.</text:span></text:p>
      <text:p text:style-name="P12"><text:soft-page-break/>Future improvements or Extensions</text:p>
      <text:p text:style-name="P5"><text:span text:style-name="T1"><text:tab/></text:span><text:span text:style-name="T15">In order to improve on this project, I would focus on three major aspects. The first would be to fully implement networking capabilities for the peers. This would mean my peers could interact using different machines </text:span><text:span text:style-name="T16">and networks</text:span><text:span text:style-name="T15">. The next would be to work on error handling. I </text:span><text:span text:style-name="T16">would </text:span><text:span text:style-name="T15">look for all the situations that do not have proper control for unexpected problems and fix them. Lastly, I would try to improve the overall feel of the program, making adjustments to how text prompts look, adding the capability of parts of the commands to register as the command (i.e. “reg” → register command), </text:span><text:span text:style-name="T16">and </text:span><text:span text:style-name="T22">even fixing the two broken comm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officeooo:rsid="0018e877"/>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c0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0:40:23.126952139</meta:creation-date>
    <dc:date>2017-09-30T22:16:50.275672350</dc:date>
    <meta:editing-duration>PT2H37M42S</meta:editing-duration>
    <meta:editing-cycles>45</meta:editing-cycles>
    <meta:generator>LibreOffice/5.1.6.2$Linux_X86_64 LibreOffice_project/10m0$Build-2</meta:generator>
    <meta:document-statistic meta:table-count="0" meta:image-count="0" meta:object-count="0" meta:page-count="4" meta:paragraph-count="16" meta:word-count="843" meta:character-count="4853" meta:non-whitespace-character-count="4014"/>
  </office:meta>
</office:document-meta>
</file>